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113.89mm" svg:y="1mm">
            <draw:object draw:notify-on-update-of-ranges="Hoja1.A1:Hoja1.A1 Hoja1.A2:Hoja1.A5 Hoja1.B1:Hoja1.B1 Hoja1.B2:Hoja1.B5 Hoja1.C1:Hoja1.C1 Hoja1.C2:Hoja1.C5 Hoja1.D1:Hoja1.D1 Hoja1.D2:Hoja1.D5 Hoja1.E1:Hoja1.E1 Hoja1.E2:Hoja1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default-cell-style-name="ce4"/>
        <table:table-row table:style-name="ro1">
          <table:table-cell table:style-name="Default"/>
          <table:table-cell table:style-name="Default" office:value-type="string" calcext:value-type="string">
            <text:p>Secuencial</text:p>
          </table:table-cell>
          <table:table-cell table:style-name="Default" office:value-type="string" calcext:value-type="string">
            <text:p>Versión a</text:p>
          </table:table-cell>
          <table:table-cell table:style-name="Default" office:value-type="string" calcext:value-type="string">
            <text:p>Versión b</text:p>
          </table:table-cell>
          <table:table-cell table:style-name="Default" office:value-type="string" calcext:value-type="string">
            <text:p>Reduction</text:p>
          </table:table-cell>
        </table:table-row>
        <table:table-row table:style-name="ro2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000622356" calcext:value-type="float">
            <text:p>0,000622356</text:p>
          </table:table-cell>
          <table:table-cell table:style-name="ce1" office:value-type="float" office:value="0.000262047" calcext:value-type="float">
            <text:p>0,000262047</text:p>
          </table:table-cell>
          <table:table-cell table:style-name="ce1" office:value-type="float" office:value="0.00256845" calcext:value-type="float">
            <text:p>0,00256845</text:p>
          </table:table-cell>
          <table:table-cell table:style-name="ce3" office:value-type="float" office:value="0.000936696" calcext:value-type="float">
            <text:p>0,000936696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001223354" calcext:value-type="float">
            <text:p>0,001223354</text:p>
          </table:table-cell>
          <table:table-cell office:value-type="float" office:value="0.001964308" calcext:value-type="float">
            <text:p>0,001964308</text:p>
          </table:table-cell>
          <table:table-cell office:value-type="float" office:value="0.00098514" calcext:value-type="float">
            <text:p>0,00098514</text:p>
          </table:table-cell>
          <table:table-cell office:value-type="float" office:value="0.000845663" calcext:value-type="float">
            <text:p>0,000845663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00485665" calcext:value-type="float">
            <text:p>0,00485665</text:p>
          </table:table-cell>
          <table:table-cell office:value-type="float" office:value="0.00243713" calcext:value-type="float">
            <text:p>0,00243713</text:p>
          </table:table-cell>
          <table:table-cell office:value-type="float" office:value="0.001584115" calcext:value-type="float">
            <text:p>0,001584115</text:p>
          </table:table-cell>
          <table:table-cell office:value-type="float" office:value="0.001439357" calcext:value-type="float">
            <text:p>0,001439357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1710611" calcext:value-type="float">
            <text:p>0,001710611</text:p>
          </table:table-cell>
          <table:table-cell office:value-type="float" office:value="0.002474728" calcext:value-type="float">
            <text:p>0,002474728</text:p>
          </table:table-cell>
          <table:table-cell office:value-type="float" office:value="0.002393603" calcext:value-type="float">
            <text:p>0,002393603</text:p>
          </table:table-cell>
          <table:table-cell office:value-type="float" office:value="0.002293928" calcext:value-type="float">
            <text:p>0,0022939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s" fo:country="E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6:35:28.458956929</meta:creation-date>
    <dc:date>2015-04-16T16:41:29.144037725</dc:date>
    <meta:editing-duration>PT6M1S</meta:editing-duration>
    <meta:editing-cycles>1</meta:editing-cycles>
    <meta:document-statistic meta:table-count="1" meta:cell-count="24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39cm" svg:y="0.316cm" chart:style-name="ch2">
          <text:p>Resultados de ejecución en mi PC</text:p>
        </chart:title>
        <chart:legend chart:legend-position="end" svg:x="12.83cm" svg:y="3.454cm" style:legend-expansion="high" chart:style-name="ch3"/>
        <chart:plot-area chart:style-name="ch4" table:cell-range-address="Hoja1.A1:Hoja1.E5" chart:data-source-has-labels="both" svg:x="1.331cm" svg:y="1.301cm" svg:width="11.179cm" svg:height="6.538cm">
          <chartooo:coordinate-region svg:x="2.535cm" svg:y="1.501cm" svg:width="9.55cm" svg:height="5.691cm"/>
          <chart:axis chart:dimension="x" chart:name="primary-x" chart:style-name="ch5" chartooo:axis-type="auto">
            <chart:title svg:x="4.323cm" svg:y="8.019cm" chart:style-name="ch6">
              <text:p>Tamaño de la matriz y el vector</text:p>
            </chart:title>
            <chart:categories table:cell-range-address="Hoja1.A2:Hoja1.A5"/>
          </chart:axis>
          <chart:axis chart:dimension="y" chart:name="primary-y" chart:style-name="ch5">
            <chart:title svg:x="0.451cm" svg:y="6.321cm" chart:style-name="ch7">
              <text:p>Tiempo de ejecución</text:p>
            </chart:title>
            <chart:grid chart:style-name="ch8" chart:class="major"/>
          </chart:axis>
          <chart:series chart:style-name="ch9" chart:values-cell-range-address="Hoja1.B2:Hoja1.B5" chart:label-cell-address="Hoja1.B1:Hoja1.B1" chart:class="chart:scatter">
            <chart:domain table:cell-range-address="Hoja1.A2:Hoja1.A5"/>
            <chart:data-point chart:repeated="4"/>
          </chart:series>
          <chart:series chart:style-name="ch10" chart:values-cell-range-address="Hoja1.C2:Hoja1.C5" chart:label-cell-address="Hoja1.C1:Hoja1.C1" chart:class="chart:scatter">
            <chart:data-point chart:repeated="4"/>
          </chart:series>
          <chart:series chart:style-name="ch11" chart:values-cell-range-address="Hoja1.D2:Hoja1.D5" chart:label-cell-address="Hoja1.D1:Hoja1.D1" chart:class="chart:scatter">
            <chart:data-point chart:repeated="4"/>
          </chart:series>
          <chart:series chart:style-name="ch12" chart:values-cell-range-address="Hoja1.E2:Hoja1.E5" chart:label-cell-address="Hoja1.E1:Hoja1.E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1.B1:Hoja1.B1</svg:desc>
                </draw:g>
              </table:table-cell>
              <table:table-cell office:value-type="string">
                <text:p>Versión a</text:p>
                <draw:g>
                  <svg:desc>Hoja1.C1:Hoja1.C1</svg:desc>
                </draw:g>
              </table:table-cell>
              <table:table-cell office:value-type="string">
                <text:p>Versión b</text:p>
                <draw:g>
                  <svg:desc>Hoja1.D1:Hoja1.D1</svg:desc>
                </draw:g>
              </table:table-cell>
              <table:table-cell office:value-type="string">
                <text:p>Reduction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Hoja1.A2:Hoja1.A5</svg:desc>
                </draw:g>
              </table:table-cell>
              <table:table-cell office:value-type="float" office:value="0.000622356">
                <text:p>0.000622356</text:p>
                <draw:g>
                  <svg:desc>Hoja1.B2:Hoja1.B5</svg:desc>
                </draw:g>
              </table:table-cell>
              <table:table-cell office:value-type="float" office:value="0.000262047">
                <text:p>0.000262047</text:p>
                <draw:g>
                  <svg:desc>Hoja1.C2:Hoja1.C5</svg:desc>
                </draw:g>
              </table:table-cell>
              <table:table-cell office:value-type="float" office:value="0.00256845">
                <text:p>0.00256845</text:p>
                <draw:g>
                  <svg:desc>Hoja1.D2:Hoja1.D5</svg:desc>
                </draw:g>
              </table:table-cell>
              <table:table-cell office:value-type="float" office:value="0.000936696">
                <text:p>0.000936696</text:p>
                <draw:g>
                  <svg:desc>Hoja1.E2:Hoja1.E5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1223354">
                <text:p>0.001223354</text:p>
              </table:table-cell>
              <table:table-cell office:value-type="float" office:value="0.001964308">
                <text:p>0.001964308</text:p>
              </table:table-cell>
              <table:table-cell office:value-type="float" office:value="0.00098514">
                <text:p>0.00098514</text:p>
              </table:table-cell>
              <table:table-cell office:value-type="float" office:value="0.000845663">
                <text:p>0.00084566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485665">
                <text:p>0.00485665</text:p>
              </table:table-cell>
              <table:table-cell office:value-type="float" office:value="0.00243713">
                <text:p>0.00243713</text:p>
              </table:table-cell>
              <table:table-cell office:value-type="float" office:value="0.001584115">
                <text:p>0.001584115</text:p>
              </table:table-cell>
              <table:table-cell office:value-type="float" office:value="0.001439357">
                <text:p>0.0014393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1710611">
                <text:p>0.001710611</text:p>
              </table:table-cell>
              <table:table-cell office:value-type="float" office:value="0.002474728">
                <text:p>0.002474728</text:p>
              </table:table-cell>
              <table:table-cell office:value-type="float" office:value="0.002393603">
                <text:p>0.002393603</text:p>
              </table:table-cell>
              <table:table-cell office:value-type="float" office:value="0.002293928">
                <text:p>0.002293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